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svg:stroke-color="#000000" draw:marker-start-width="0.28cm" draw:marker-end-width="0.28cm" draw:fill="solid" draw:fill-color="#0084d1" draw:textarea-horizontal-align="justify" draw:textarea-vertical-align="middle" draw:auto-grow-height="false" fo:min-height="0.408cm" fo:min-width="0.158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8cm" draw:marker-end-width="0.28cm" draw:fill="solid" draw:fill-color="#ffd320" draw:textarea-horizontal-align="justify" draw:textarea-vertical-align="middle" draw:auto-grow-height="false" fo:min-height="0.408cm" fo:min-width="0.158cm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Grob_20_Gestrichelt" svg:stroke-width="0.05cm" svg:stroke-color="#000000" draw:marker-start-width="0.28cm" draw:marker-end-width="0.28cm" draw:fill="none" draw:fill-color="#0084d1" draw:opacity="100%" draw:textarea-horizontal-align="justify" draw:textarea-vertical-align="middle" draw:auto-grow-height="false" fo:min-height="0.408cm" fo:min-width="0.158cm" fo:padding-top="0.15cm" fo:padding-bottom="0.15cm" fo:padding-left="0.275cm" fo:padding-right="0.275cm" draw:shadow-opacity="100%"/>
    </style:style>
    <style:style style:name="gr4" style:family="graphic" style:parent-style-name="objectwithoutfill">
      <style:graphic-properties svg:stroke-width="0.05cm" svg:stroke-color="#000000" draw:marker-start-width="0.28cm" draw:marker-end="Arrow" draw:marker-end-width="0.2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Grob_20_Gestrichelt" svg:stroke-width="0.05cm" svg:stroke-color="#000000" draw:marker-start-width="0.28cm" draw:marker-end="Arrow" draw:marker-end-width="0.2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8cm" draw:marker-end-width="0.28cm" draw:fill="solid" draw:fill-color="#ff950e" draw:textarea-horizontal-align="justify" draw:textarea-vertical-align="middle" draw:auto-grow-height="false" fo:min-height="0.408cm" fo:min-width="0.158cm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28cm" draw:marker-end-width="0.28cm" draw:fill="solid" draw:fill-color="#ffd320" draw:textarea-vertical-align="middle" draw:auto-grow-height="false" fo:min-height="0.38cm" fo:min-width="0cm" fo:padding-top="0.15cm" fo:padding-bottom="0.15cm" fo:padding-left="0.275cm" fo:padding-right="0.275cm" fo:wrap-option="wrap"/>
    </style:style>
    <style:style style:name="gr8" style:family="graphic" style:parent-style-name="standard">
      <style:graphic-properties draw:stroke="solid" draw:stroke-dash="Grob_20_Gestrichelt" svg:stroke-width="0.05cm" svg:stroke-color="#000000" draw:marker-start-width="0.28cm" draw:marker-end-width="0.28cm" draw:fill="solid" draw:fill-color="#0084d1" draw:opacity="100%" draw:textarea-horizontal-align="justify" draw:textarea-vertical-align="middle" draw:auto-grow-height="false" fo:min-height="0.408cm" fo:min-width="0.158cm" fo:padding-top="0.15cm" fo:padding-bottom="0.15cm" fo:padding-left="0.275cm" fo:padding-right="0.275cm" draw:shadow-opacity="100%"/>
    </style:style>
    <style:style style:name="gr9" style:family="graphic" style:parent-style-name="objectwithoutfill">
      <style:graphic-properties draw:stroke="solid" draw:stroke-dash="Grob_20_Gestrichelt" svg:stroke-width="0.05cm" svg:stroke-color="#000000" draw:marker-start-width="0.28cm" draw:marker-end="Arrow" draw:marker-end-width="0.2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cm"/>
      <style:paragraph-properties style:writing-mode="lr-tb"/>
    </style:style>
    <style:style style:name="gr11" style:family="graphic" style:parent-style-name="standard">
      <style:graphic-properties draw:stroke="dash" draw:stroke-dash="Grob_20_Gestrichelt" svg:stroke-width="0.05cm" svg:stroke-color="#000000" draw:marker-start-width="0.28cm" draw:marker-end-width="0.28cm" draw:fill="none" draw:fill-color="#0084d1" draw:textarea-horizontal-align="justify" draw:textarea-vertical-align="middle" draw:auto-grow-height="false" fo:min-height="0.408cm" fo:min-width="0.158cm" fo:padding-top="0.15cm" fo:padding-bottom="0.15cm" fo:padding-left="0.275cm" fo:padding-right="0.275cm"/>
    </style:style>
    <style:style style:name="gr1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0084d1"/>
      <style:paragraph-properties fo:text-align="center"/>
    </style:style>
    <style:style style:name="P2" style:family="paragraph">
      <loext:graphic-properties draw:fill="solid" draw:fill-color="#ffd320"/>
      <style:paragraph-properties fo:text-align="center"/>
    </style:style>
    <style:style style:name="P3" style:family="paragraph">
      <loext:graphic-properties draw:fill="none" draw:fill-color="#0084d1" draw:opacity="10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950e"/>
      <style:paragraph-properties fo:text-align="center"/>
    </style:style>
    <style:style style:name="P6" style:family="paragraph">
      <loext:graphic-properties draw:fill="solid" draw:fill-color="#0084d1" draw:opacity="100%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none" draw:fill-color="#0084d1"/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1" xml:id="id1" draw:id="id1" draw:layer="layout" svg:width="1cm" svg:height="1cm" svg:x="2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cm" svg:height="1cm" svg:x="4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cm" svg:height="1cm" svg:x="2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6" draw:id="id6" draw:layer="layout" svg:width="1cm" svg:height="1cm" svg:x="2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2.854cm" svg:y1="17.146cm" svg:x2="4.146cm" svg:y2="15.854cm" draw:start-shape="id1" draw:start-glue-point="11" draw:end-shape="id2" draw:end-glue-point="7" svg:d="M2854 17146l1292-1292" svg:viewBox="0 0 1293 1293">
          <text:p/>
        </draw:connector>
        <draw:connector draw:style-name="gr4" draw:text-style-name="P4" draw:layer="layout" draw:type="line" svg:x1="4.146cm" svg:y1="11.146cm" svg:x2="2.854cm" svg:y2="9.854cm" draw:start-shape="id3" draw:start-glue-point="5" draw:end-shape="id4" draw:end-glue-point="9" svg:d="M4146 11146l-1292-1292" svg:viewBox="0 0 1293 1293">
          <text:p/>
        </draw:connector>
        <draw:connector draw:style-name="gr4" draw:text-style-name="P4" draw:layer="layout" draw:type="line" svg:x1="2.5cm" svg:y1="13cm" svg:x2="2.5cm" svg:y2="10cm" draw:start-shape="id5" draw:start-glue-point="4" draw:end-shape="id4" draw:end-glue-point="8" svg:d="M2500 13000v-3000" svg:viewBox="0 0 1 3001">
          <text:p/>
        </draw:connector>
        <draw:connector draw:style-name="gr5" draw:text-style-name="P4" draw:layer="layout" draw:type="line" svg:x1="2.5cm" svg:y1="9cm" svg:x2="2.5cm" svg:y2="6cm" draw:start-shape="id4" draw:start-glue-point="4" draw:end-shape="id6" draw:end-glue-point="8" svg:d="M2500 9000v-3000" svg:viewBox="0 0 1 3001">
          <text:p/>
        </draw:connector>
        <draw:custom-shape draw:style-name="gr2" draw:text-style-name="P2" xml:id="id3" draw:id="id3" draw:layer="layout" svg:width="1cm" svg:height="1cm" svg:x="4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4.5cm" svg:y1="15cm" svg:x2="4.5cm" svg:y2="12cm" draw:start-shape="id2" draw:start-glue-point="4" draw:end-shape="id3" draw:end-glue-point="8" svg:d="M4500 15000v-3000" svg:viewBox="0 0 1 3001">
          <text:p/>
        </draw:connector>
        <draw:custom-shape draw:style-name="gr6" draw:text-style-name="P5" xml:id="id7" draw:id="id7" draw:layer="layout" svg:width="1cm" svg:height="1cm" svg:x="6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8" draw:id="id8" draw:layer="layout" svg:width="1cm" svg:height="1cm" svg:x="6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3cm" svg:y1="17.5cm" svg:x2="6.146cm" svg:y2="15.854cm" draw:start-shape="id1" draw:start-glue-point="10" draw:end-shape="id7" draw:end-glue-point="7" svg:d="M3000 17500l3146-1646" svg:viewBox="0 0 3147 1647">
          <text:p/>
        </draw:connector>
        <draw:connector draw:style-name="gr4" draw:text-style-name="P4" draw:layer="layout" draw:type="line" svg:x1="6.5cm" svg:y1="15cm" svg:x2="6.5cm" svg:y2="10cm" draw:start-shape="id7" draw:start-glue-point="4" draw:end-shape="id8" draw:end-glue-point="8" svg:d="M6500 15000v-5000" svg:viewBox="0 0 1 5001">
          <text:p/>
        </draw:connector>
        <draw:connector draw:style-name="gr5" draw:text-style-name="P4" draw:layer="layout" draw:type="line" svg:x1="6.146cm" svg:y1="9.146cm" svg:x2="2.854cm" svg:y2="5.854cm" draw:start-shape="id8" draw:start-glue-point="5" draw:end-shape="id6" draw:end-glue-point="9" svg:d="M6146 9146l-3292-3292" svg:viewBox="0 0 3293 3293">
          <text:p/>
        </draw:connector>
        <draw:custom-shape draw:style-name="gr7" draw:text-style-name="P2" draw:layer="layout" svg:width="1cm" svg:height="2cm" svg:x="4cm" svg:y="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1" draw:text-style-name="P1" xml:id="id9" draw:id="id9" draw:layer="layout" svg:width="1cm" svg:height="1cm" svg:x="22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" draw:id="id10" draw:layer="layout" svg:width="1cm" svg:height="1cm" svg:x="24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1cm" svg:height="1cm" svg:x="22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14" draw:id="id14" draw:layer="layout" svg:width="1cm" svg:height="1cm" svg:x="22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22.854cm" svg:y1="17.146cm" svg:x2="24.146cm" svg:y2="15.854cm" draw:start-shape="id9" draw:start-glue-point="11" draw:end-shape="id10" draw:end-glue-point="7" svg:d="M22854 17146l1292-1292" svg:viewBox="0 0 1293 1293">
          <text:p/>
        </draw:connector>
        <draw:connector draw:style-name="gr4" draw:text-style-name="P4" draw:layer="layout" draw:type="line" svg:x1="24.146cm" svg:y1="13.146cm" svg:x2="22.854cm" svg:y2="11.854cm" draw:start-shape="id11" draw:start-glue-point="5" draw:end-shape="id12" draw:end-glue-point="9" svg:d="M24146 13146l-1292-1292" svg:viewBox="0 0 1293 1293">
          <text:p/>
        </draw:connector>
        <draw:connector draw:style-name="gr4" draw:text-style-name="P4" draw:layer="layout" draw:type="line" svg:x1="22.5cm" svg:y1="17cm" svg:x2="22.5cm" svg:y2="14cm" draw:start-shape="id9" draw:start-glue-point="4" draw:end-shape="id13" draw:end-glue-point="8" svg:d="M22500 17000v-3000" svg:viewBox="0 0 1 3001">
          <text:p/>
        </draw:connector>
        <draw:connector draw:style-name="gr9" draw:text-style-name="P4" draw:layer="layout" draw:type="line" svg:x1="22.5cm" svg:y1="11cm" svg:x2="22.5cm" svg:y2="6cm" draw:start-shape="id12" draw:start-glue-point="4" draw:end-shape="id14" draw:end-glue-point="8" svg:d="M22500 11000v-5000" svg:viewBox="0 0 1 5001">
          <text:p/>
        </draw:connector>
        <draw:custom-shape draw:style-name="gr2" draw:text-style-name="P2" xml:id="id11" draw:id="id11" draw:layer="layout" svg:width="1cm" svg:height="1cm" svg:x="24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24.5cm" svg:y1="15cm" svg:x2="24.5cm" svg:y2="14cm" draw:start-shape="id10" draw:start-glue-point="4" draw:end-shape="id11" draw:end-glue-point="8" svg:d="M24500 15000v-1000" svg:viewBox="0 0 1 1001">
          <text:p/>
        </draw:connector>
        <draw:custom-shape draw:style-name="gr6" draw:text-style-name="P5" xml:id="id15" draw:id="id15" draw:layer="layout" svg:width="1cm" svg:height="1cm" svg:x="24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16" draw:id="id16" draw:layer="layout" svg:width="1cm" svg:height="1cm" svg:x="24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22.854cm" svg:y1="11.146cm" svg:x2="24.146cm" svg:y2="9.854cm" draw:start-shape="id12" draw:start-glue-point="11" draw:end-shape="id15" draw:end-glue-point="7" svg:d="M22854 11146l1292-1292" svg:viewBox="0 0 1293 1293">
          <text:p/>
        </draw:connector>
        <draw:connector draw:style-name="gr4" draw:text-style-name="P4" draw:layer="layout" draw:type="line" svg:x1="24.5cm" svg:y1="9cm" svg:x2="24.5cm" svg:y2="8cm" draw:start-shape="id15" draw:start-glue-point="4" draw:end-shape="id16" draw:end-glue-point="8" svg:d="M24500 9000v-1000" svg:viewBox="0 0 1 1001">
          <text:p/>
        </draw:connector>
        <draw:connector draw:style-name="gr9" draw:text-style-name="P4" draw:layer="layout" draw:type="line" svg:x1="24.146cm" svg:y1="7.146cm" svg:x2="22.854cm" svg:y2="5.854cm" draw:start-shape="id16" draw:start-glue-point="5" draw:end-shape="id14" draw:end-glue-point="9" svg:d="M24146 7146l-1292-1292" svg:viewBox="0 0 1293 1293">
          <text:p/>
        </draw:connector>
        <draw:custom-shape draw:style-name="gr1" draw:text-style-name="P1" xml:id="id17" draw:id="id17" draw:layer="layout" svg:width="1cm" svg:height="1cm" svg:x="12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8" draw:id="id18" draw:layer="layout" svg:width="1cm" svg:height="1cm" svg:x="14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1cm" svg:height="1cm" svg:x="12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2.854cm" svg:y1="17.146cm" svg:x2="14.146cm" svg:y2="15.854cm" draw:start-shape="id17" draw:start-glue-point="11" draw:end-shape="id18" draw:end-glue-point="7" svg:d="M12854 17146l1292-1292" svg:viewBox="0 0 1293 1293">
          <text:p/>
        </draw:connector>
        <draw:connector draw:style-name="gr4" draw:text-style-name="P4" draw:layer="layout" draw:type="line" svg:x1="14.146cm" svg:y1="12.146cm" svg:x2="12.854cm" svg:y2="9.854cm" draw:start-shape="id19" draw:start-glue-point="5" draw:end-shape="id20" draw:end-glue-point="9" svg:d="M14146 12146l-1292-2292" svg:viewBox="0 0 1293 2293">
          <text:p/>
        </draw:connector>
        <draw:connector draw:style-name="gr4" draw:text-style-name="P4" draw:layer="layout" draw:type="line" svg:x1="12.5cm" svg:y1="17cm" svg:x2="12.5cm" svg:y2="14cm" draw:start-shape="id17" draw:start-glue-point="4" draw:end-shape="id21" draw:end-glue-point="8" svg:d="M12500 17000v-3000" svg:viewBox="0 0 1 3001">
          <text:p/>
        </draw:connector>
        <draw:custom-shape draw:style-name="gr2" draw:text-style-name="P2" xml:id="id19" draw:id="id19" draw:layer="layout" svg:width="1cm" svg:height="1cm" svg:x="14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4.5cm" svg:y1="15cm" svg:x2="14.5cm" svg:y2="13cm" draw:start-shape="id18" draw:start-glue-point="4" draw:end-shape="id19" draw:end-glue-point="8" svg:d="M14500 15000v-2000" svg:viewBox="0 0 1 2001">
          <text:p/>
        </draw:connector>
        <draw:custom-shape draw:style-name="gr6" draw:text-style-name="P5" xml:id="id22" draw:id="id22" draw:layer="layout" svg:width="1cm" svg:height="1cm" svg:x="16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23" draw:id="id23" draw:layer="layout" svg:width="1cm" svg:height="1cm" svg:x="16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3cm" svg:y1="17.5cm" svg:x2="16.146cm" svg:y2="15.854cm" draw:start-shape="id17" draw:start-glue-point="10" draw:end-shape="id22" draw:end-glue-point="7" svg:d="M13000 17500l3146-1646" svg:viewBox="0 0 3147 1647">
          <text:p/>
        </draw:connector>
        <draw:connector draw:style-name="gr4" draw:text-style-name="P4" draw:layer="layout" draw:type="line" svg:x1="16.5cm" svg:y1="15cm" svg:x2="16.5cm" svg:y2="10cm" draw:start-shape="id22" draw:start-glue-point="4" draw:end-shape="id23" draw:end-glue-point="8" svg:d="M16500 15000v-5000" svg:viewBox="0 0 1 5001">
          <text:p/>
        </draw:connector>
        <draw:custom-shape draw:style-name="gr6" draw:text-style-name="P5" xml:id="id24" draw:id="id24" draw:layer="layout" svg:width="1cm" svg:height="1cm" svg:x="16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25" draw:id="id25" draw:layer="layout" svg:width="1cm" svg:height="1cm" svg:x="12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line" svg:x1="16.146cm" svg:y1="7.146cm" svg:x2="12.854cm" svg:y2="5.854cm" draw:start-shape="id24" draw:start-glue-point="5" draw:end-shape="id25" draw:end-glue-point="9" svg:d="M16146 7146l-3292-1292" svg:viewBox="0 0 3293 1293">
          <text:p/>
        </draw:connector>
        <draw:connector draw:style-name="gr9" draw:text-style-name="P4" draw:layer="layout" draw:type="line" svg:x1="16.5cm" svg:y1="9cm" svg:x2="16.5cm" svg:y2="8cm" draw:start-shape="id23" draw:start-glue-point="4" draw:end-shape="id24" draw:end-glue-point="8" svg:d="M16500 9000v-1000" svg:viewBox="0 0 1 1001">
          <text:p/>
        </draw:connector>
        <draw:connector draw:style-name="gr9" draw:text-style-name="P4" draw:layer="layout" draw:type="line" svg:x1="12.854cm" svg:y1="13.146cm" svg:x2="16.146cm" svg:y2="7.854cm" draw:start-shape="id21" draw:start-glue-point="11" draw:end-shape="id24" draw:end-glue-point="7" svg:d="M12854 13146l3292-5292" svg:viewBox="0 0 3293 5293">
          <text:p/>
        </draw:connector>
        <draw:connector draw:style-name="gr9" draw:text-style-name="P4" draw:layer="layout" draw:type="line" svg:x1="12.5cm" svg:y1="9cm" svg:x2="12.5cm" svg:y2="6cm" draw:start-shape="id20" draw:start-glue-point="4" draw:end-shape="id25" draw:end-glue-point="8" svg:d="M12500 9000v-3000" svg:viewBox="0 0 1 3001">
          <text:p/>
        </draw:connector>
        <draw:frame draw:style-name="gr10" draw:text-style-name="P8" draw:layer="layout" svg:width="6cm" svg:height="2cm" svg:x="2cm" svg:y="2cm">
          <draw:text-box>
            <text:p text:style-name="P7">Merge Conflict</text:p>
          </draw:text-box>
        </draw:frame>
        <draw:frame draw:style-name="gr10" draw:text-style-name="P8" draw:layer="layout" svg:width="8cm" svg:height="2cm" svg:x="10cm" svg:y="2cm">
          <draw:text-box>
            <text:p text:style-name="P7">Merge to feature branch</text:p>
          </draw:text-box>
        </draw:frame>
        <draw:frame draw:style-name="gr10" draw:text-style-name="P8" draw:layer="layout" svg:width="6cm" svg:height="2cm" svg:x="20cm" svg:y="2cm">
          <draw:text-box>
            <text:p text:style-name="P7">Rebase</text:p>
          </draw:text-box>
        </draw:frame>
        <draw:frame draw:style-name="gr10" draw:text-style-name="P8" draw:layer="layout" svg:width="3cm" svg:height="1cm" svg:x="1cm" svg:y="18cm">
          <draw:text-box>
            <text:p text:style-name="P7"><text:span text:style-name="T1">dev</text:span></text:p>
          </draw:text-box>
        </draw:frame>
        <draw:frame draw:style-name="gr10" draw:text-style-name="P8" draw:layer="layout" svg:width="3cm" svg:height="1cm" svg:x="11cm" svg:y="18cm">
          <draw:text-box>
            <text:p text:style-name="P7"><text:span text:style-name="T1">dev</text:span></text:p>
          </draw:text-box>
        </draw:frame>
        <draw:frame draw:style-name="gr10" draw:text-style-name="P8" draw:layer="layout" svg:width="3cm" svg:height="1cm" svg:x="21cm" svg:y="18cm">
          <draw:text-box>
            <text:p text:style-name="P7"><text:span text:style-name="T1">dev</text:span></text:p>
          </draw:text-box>
        </draw:frame>
        <draw:custom-shape draw:style-name="gr1" draw:text-style-name="P1" xml:id="id5" draw:id="id5" draw:layer="layout" svg:width="1cm" svg:height="1cm" svg:x="2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2.5cm" svg:y1="17cm" svg:x2="2.5cm" svg:y2="14cm" draw:start-shape="id1" draw:start-glue-point="4" draw:end-shape="id5" draw:end-glue-point="8" svg:d="M2500 17000v-3000" svg:viewBox="0 0 1 3001">
          <text:p/>
        </draw:connector>
        <draw:connector draw:style-name="gr4" draw:text-style-name="P4" draw:layer="layout" draw:type="line" svg:x1="4.146cm" svg:y1="15.146cm" svg:x2="2.854cm" svg:y2="13.854cm" draw:start-shape="id2" draw:start-glue-point="5" draw:end-shape="id5" draw:end-glue-point="9" svg:d="M4146 15146l-1292-1292" svg:viewBox="0 0 1293 1293">
          <text:p/>
        </draw:connector>
        <draw:connector draw:style-name="gr4" draw:text-style-name="P4" draw:layer="layout" draw:type="line" svg:x1="14.146cm" svg:y1="15.146cm" svg:x2="12.854cm" svg:y2="13.854cm" draw:start-shape="id18" draw:start-glue-point="5" draw:end-shape="id21" draw:end-glue-point="9" svg:d="M14146 15146l-1292-1292" svg:viewBox="0 0 1293 1293">
          <text:p/>
        </draw:connector>
        <draw:custom-shape draw:style-name="gr1" draw:text-style-name="P1" xml:id="id21" draw:id="id21" draw:layer="layout" svg:width="1cm" svg:height="1cm" svg:x="12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2.5cm" svg:y1="13cm" svg:x2="12.5cm" svg:y2="10cm" draw:start-shape="id21" draw:start-glue-point="4" draw:end-shape="id20" draw:end-glue-point="8" svg:d="M12500 13000v-3000" svg:viewBox="0 0 1 3001">
          <text:p/>
        </draw:connector>
        <draw:custom-shape draw:style-name="gr11" draw:text-style-name="P9" xml:id="id13" draw:id="id13" draw:layer="layout" svg:width="1cm" svg:height="1cm" svg:x="22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4.146cm" svg:y1="15.146cm" svg:x2="22.854cm" svg:y2="13.854cm" draw:start-shape="id10" draw:start-glue-point="5" draw:end-shape="id13" draw:end-glue-point="9" svg:d="M24146 15146l-1292-1292" svg:viewBox="0 0 1293 1293">
          <text:p/>
        </draw:connector>
        <draw:connector draw:style-name="gr4" draw:text-style-name="P4" draw:layer="layout" draw:type="line" svg:x1="22.5cm" svg:y1="13cm" svg:x2="22.5cm" svg:y2="12cm" draw:start-shape="id13" draw:start-glue-point="4" draw:end-shape="id12" draw:end-glue-point="8" svg:d="M22500 13000v-1000" svg:viewBox="0 0 1 1001">
          <text:p/>
        </draw:connector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Grob_20_Gestrichelt" draw:display-name="Grob Gestrichelt" draw:style="rect" draw:dots1="1" draw:dots1-length="400%" draw:distance="4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14T07:50:54.371000000</meta:creation-date>
    <dc:date>2022-12-14T08:11:48.731000000</dc:date>
    <meta:editing-duration>PT10M2S</meta:editing-duration>
    <meta:editing-cycles>2</meta:editing-cycles>
    <meta:generator>LibreOffice/7.3.7.2$Windows_X86_64 LibreOffice_project/e114eadc50a9ff8d8c8a0567d6da8f454beeb84f</meta:generator>
    <meta:document-statistic meta:object-count="87"/>
  </office:meta>
</office:document-meta>
</file>